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90da41"/>
    </style:style>
    <style:style style:name="P54" style:family="paragraph" style:parent-style-name="Standard">
      <style:text-properties officeooo:paragraph-rsid="10929fde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9df1b9"/>
    </style:style>
    <style:style style:name="P58" style:family="paragraph" style:parent-style-name="Footnote">
      <style:text-properties officeooo:paragraph-rsid="10a5bb50"/>
    </style:style>
    <style:style style:name="P59" style:family="paragraph" style:parent-style-name="Standard">
      <style:text-properties officeooo:paragraph-rsid="101c0948"/>
    </style:style>
    <style:style style:name="P60" style:family="paragraph" style:parent-style-name="Standard">
      <style:text-properties officeooo:paragraph-rsid="10abd9a7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Footnote">
      <style:text-properties officeooo:paragraph-rsid="10bc5bbc"/>
    </style:style>
    <style:style style:name="P63" style:family="paragraph" style:parent-style-name="Standard">
      <style:text-properties officeooo:paragraph-rsid="10bb09b3"/>
    </style:style>
    <style:style style:name="P64" style:family="paragraph" style:parent-style-name="Standard">
      <style:text-properties officeooo:paragraph-rsid="1108b645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7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2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officeooo:rsid="04473353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officeooo:rsid="0aace3cd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officeooo:rsid="0f8f58bd"/>
    </style:style>
    <style:style style:name="T263" style:family="text">
      <style:text-properties officeooo:rsid="0f95a7a0"/>
    </style:style>
    <style:style style:name="T264" style:family="text">
      <style:text-properties officeooo:rsid="105c8aaa"/>
    </style:style>
    <style:style style:name="T265" style:family="text">
      <style:text-properties officeooo:rsid="107e8e04"/>
    </style:style>
    <style:style style:name="T266" style:family="text">
      <style:text-properties officeooo:rsid="1083fa7a"/>
    </style:style>
    <style:style style:name="T267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59">C</text:span><text:span text:style-name="T158">hecklist voor </text:span><text:span text:style-name="T160">de installatie</text:span><text:span text:style-name="T158"> van </text:span><text:span text:style-name="T164"><text:user-field-get text:name="Distro">Rocky Linux</text:user-field-get></text:span><text:span text:style-name="T166"><text:s/></text:span><text:span text:style-name="T164"><text:user-field-get text:name="Version">9.x</text:user-field-get></text:span><text:span text:style-name="T162"><text:note text:id="ftn1" text:note-class="footnote"><text:note-citation>1</text:note-citation><text:note-body><text:p text:style-name="P52"><text:span text:style-name="T240">D</text:span><text:span text:style-name="T238">eze </text:span><text:span text:style-name="T243"><text:user-field-get text:name="Distro">Rocky Linux</text:user-field-get></text:span><text:span text:style-name="T239"><text:s/></text:span><text:span text:style-name="T244"><text:user-field-get text:name="Version">9.x</text:user-field-get></text:span><text:span text:style-name="T244"><text:s/>Desktop/</text:span><text:span text:style-name="T245">Workstation</text:span><text:span text:style-name="T238"> wordt ondersteund tot </text:span><text:span text:style-name="T242">31 </text:span><text:span text:style-name="T241">mei</text:span><text:span text:style-name="T238"> 20</text:span><text:span text:style-name="T242">32</text:span><text:span text:style-name="T238">.</text:span></text:p></text:note-body></text:note></text:span><text:span text:style-name="T163"><text:s/></text:span><text:span text:style-name="T168">GNOME </text:span><text:span text:style-name="T165">Desktop/</text:span><text:span text:style-name="T167">Workstation</text:span><text:span text:style-name="T161">.</text:span></text:p>
      <text:p text:style-name="P59"/>
      <text:p text:style-name="P8"/>
      <text:p text:style-name="P55">Vul het tekstvak achter &lt;...&gt; in</text:p>
      <text:p text:style-name="P73"><text:span text:style-name="T18">&lt;</text:span><text:span text:style-name="T20">g</text:span><text:span text:style-name="T19">ebruiker</text:span><text:span text:style-name="T18">&gt;</text:span><text:span text:style-name="T221"><text:tab/><text:tab/></text:span><text:span text:style-name="T233"> <text:tab/><text:tab/></text:span><text:span text:style-name="T222"><draw:control text:anchor-type="as-char" svg:y="-0.4cm" draw:z-index="9" draw:name="Gebruiker 2" draw:style-name="gr2" draw:text-style-name="P75" svg:width="6.002cm" svg:height="0.5cm" draw:control="control8"><svg:title>Gebruiker</svg:title><svg:desc>Volledige naam, bijv. Jan Stek</svg:desc></draw:control></text:span><text:span text:style-name="T222"><text:tab/></text:span><text:span text:style-name="T223">b</text:span><text:span text:style-name="T255">ijv.</text:span><text:span text:style-name="T224"> </text:span><text:span text:style-name="T226">Karel Zimmer</text:span></text:p>
      <text:p text:style-name="P54"><text:span text:style-name="T8">&lt;</text:span><text:span text:style-name="T229">g</text:span><text:span text:style-name="T10">ebruikersnaam</text:span><text:span text:style-name="T8">&gt;</text:span><text:span text:style-name="T10"><text:tab/></text:span><text:span text:style-name="T227"><draw:control text:anchor-type="as-char" svg:y="-0.4cm" draw:z-index="10" draw:name="Gberuikersnaam 3" draw:style-name="gr2" draw:text-style-name="P75" svg:width="6.002cm" svg:height="0.5cm" draw:control="control9"><svg:title>Gebruikersnaam</svg:title><svg:desc>Korte naam, bijv. jan</svg:desc></draw:control></text:span><text:span text:style-name="T227"><text:tab/></text:span><text:span text:style-name="T228">b</text:span><text:span text:style-name="T258">ijv.</text:span><text:span text:style-name="T5"> </text:span><text:span text:style-name="T183">karel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0"><text:tab/><text:tab/></text:span><text:span text:style-name="T10"><draw:control text:anchor-type="as-char" svg:y="-0.4cm" draw:z-index="11" draw:name="Computernaam 1" draw:style-name="gr2" draw:text-style-name="P75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7">ijv.</text:span><text:span text:style-name="T216"> </text:span><text:span text:style-name="T219">pc0</text:span><text:span text:style-name="T220">1</text:span></text:p>
      <text:p text:style-name="P2"><text:span text:style-name="T18">&lt;</text:span><text:span text:style-name="T215">g</text:span><text:span text:style-name="T214">ebruiker</text:span><text:span text:style-name="T18">&gt;</text:span><text:span text:style-name="T213"><text:tab/></text:span><text:span text:style-name="T217"><text:tab/></text:span><text:span text:style-name="T233"> <text:tab/><text:tab/></text:span><text:span text:style-name="T222"><draw:control text:anchor-type="as-char" svg:y="-0.4cm" draw:z-index="12" draw:name="Gebruiker 3" draw:style-name="gr2" draw:text-style-name="P75" svg:width="6.002cm" svg:height="0.5cm" draw:control="control11"><svg:title>Gebruiker</svg:title><svg:desc>Volledige naam, bijv. Jan Stek</svg:desc></draw:control></text:span><text:span text:style-name="T222"><text:tab/></text:span><text:span text:style-name="T223">e</text:span><text:span text:style-name="T256">vt.</text:span><text:span text:style-name="T225"> extra gebruikers</text:span></text:p>
      <text:p text:style-name="P60"><text:span text:style-name="T18">&lt;</text:span><text:span text:style-name="T215">g</text:span><text:span text:style-name="T214">ebruikersnaam</text:span><text:span text:style-name="T18">&gt;</text:span><text:span text:style-name="T213"><text:tab/></text:span><text:span text:style-name="T227"><draw:control text:anchor-type="as-char" svg:y="-0.4cm" draw:z-index="13" draw:name="Gberuikersnaam 4" draw:style-name="gr2" draw:text-style-name="P75" svg:width="6.002cm" svg:height="0.5cm" draw:control="control12"><svg:title>Gebruikersnaam</svg:title><svg:desc>Korte naam, bijv. jan</svg:desc></draw:control></text:span><text:span text:style-name="T227"><text:tab/></text:span><text:span text:style-name="T228">e</text:span><text:span text:style-name="T259">vt.</text:span><text:span text:style-name="T218"> extra gebruikers</text:span></text:p>
      <text:p text:style-name="P56"><text:span text:style-name="T267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45">Nog niet op Linux?</text:span></text:span><text:span text:style-name="T174"><text:tab/></text:span><text:span text:style-name="T177">G</text:span><text:span text:style-name="T175">ebruik </text:span><text:span text:style-name="Strong_20_Emphasis"><text:span text:style-name="T178">Checklist </text:span></text:span><text:span text:style-name="Strong_20_Emphasis"><text:span text:style-name="T179">overzetten</text:span></text:span><text:span text:style-name="T175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76">.</text:span></text:p>
      <text:p text:style-name="P26"><text:span text:style-name="Strong_20_Emphasis"><text:span text:style-name="T146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6"><text:bookmark-ref text:reference-format="page" text:ref-name="__RefNumPara__4009_1271708128">2</text:bookmark-ref></text:span></text:span><text:span text:style-name="Strong_20_Emphasis"><text:span text:style-name="T146"><text:s text:c="2"/></text:span></text:span><text:span text:style-name="Strong_20_Emphasis"><text:span text:style-name="T147"><text:bookmark-ref text:reference-format="text" text:ref-name="__RefNumPara__4009_1271708128">Installatie uitvoeren</text:bookmark-ref></text:span></text:span><text:span text:style-name="T143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4" draw:name="Vorm3_0" draw:style-name="gr1" draw:text-style-name="P7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5" draw:name="Vorm3_ 2" draw:style-name="gr1" draw:text-style-name="P7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1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4" draw:name="Vorm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28"><text:span text:style-name="T157">Druk op de Super (Windows/command/vergrootglas) toets of klik in de linkerbovenhoek.</text:span><text:span text:style-name="T157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8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0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4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5">Start de computer op vanaf</text:span><text:span text:style-name="T185"><text:note text:id="ftn4" text:note-class="footnote"><text:note-citation>1</text:note-citation><text:note-body><text:p text:style-name="P58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5"> </text:span><text:span text:style-name="T186">een </text:span><text:span text:style-name="T169"><text:user-field-get text:name="Distro">Rocky Linux</text:user-field-get></text:span><text:span text:style-name="T184"><text:s/></text:span><text:span text:style-name="T170"><text:user-field-get text:name="Version">9.x</text:user-field-get></text:span><text:span text:style-name="T170"><text:s/></text:span><text:span text:style-name="T173">GNOME </text:span><text:span text:style-name="T171">Desktop/</text:span><text:span text:style-name="T172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7"><text:span text:style-name="T234">Vanaf ee</text:span>n <text:span text:style-name="T263">L</text:span>ive <text:span text:style-name="T262">USB</text:span><text:span text:style-name="T237">-stick</text:span><text:span text:style-name="T16"> </text:span>kunt <text:span text:style-name="T234">u opstarten en</text:span> <text:span text:style-name="T14">met </text:span><text:span text:style-name="T187"><text:user-field-get text:name="Distro">Rocky Linux</text:user-field-get></text:span><text:span text:style-name="T187"><text:s/></text:span>werken zonder enige bestanden op de harde schijf te wijzigen en maakt ook installatie van <text:span text:style-name="T187"><text:user-field-get text:name="Distro">Rocky Linux</text:user-field-get></text:span><text:span text:style-name="T187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3"><text:span text:style-name="T105">USB</text:span><text:span text:style-name="T103">-stick</text:span><text:span text:style-name="T103"><text:note text:id="ftn6" text:note-class="footnote"><text:note-citation>3</text:note-citation><text:note-body><text:p text:style-name="P62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5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nl" text:style-name="Internet_20_link" text:visited-style-name="Visited_20_Internet_20_Link"><text:span text:style-name="T236">karelzimmer.nl/nl</text:span></text:a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4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5">Bij</text:span><text:span text:style-name="T204"> </text:span><text:span text:style-name="Strong_20_Emphasis"><text:span text:style-name="T203">WELCOME </text:span></text:span><text:span text:style-name="Strong_20_Emphasis"><text:span text:style-name="T206">BIJ</text:span></text:span><text:span text:style-name="Strong_20_Emphasis"><text:span text:style-name="T203"> ROCKY LINUX </text:span></text:span><text:span text:style-name="Strong_20_Emphasis"><text:span text:style-name="T203"><text:user-field-get text:name="Version">9.x</text:user-field-get></text:span></text:span><text:span text:style-name="T203"><text:s/>select</text:span><text:span text:style-name="T205">eer</text:span><text:span text:style-name="T207"> </text:span><text:span text:style-name="Strong_20_Emphasis"><text:span text:style-name="T210">Nederlands</text:span></text:span><text:span text:style-name="T207"> en klik</text:span><text:span text:style-name="T208"> </text:span><text:span text:style-name="T207">op</text:span><text:span text:style-name="T209"> </text:span><text:span text:style-name="Strong_20_Emphasis"><text:span text:style-name="T200">Doorgaan</text:span></text:span><text:span text:style-name="T20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4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4">O</text:span><text:span text:style-name="T192">nder </text:span><text:span text:style-name="Strong_20_Emphasis"><text:span text:style-name="T211">SYSTEEM</text:span></text:span><text:span text:style-name="T192"> </text:span><text:span text:style-name="T194">klik </text:span><text:span text:style-name="T192">op </text:span><text:span text:style-name="Strong_20_Emphasis"><text:span text:style-name="T211">Installatiebestemming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2">Controleer </text:span><text:span text:style-name="T195">de </text:span><text:span text:style-name="Strong_20_Emphasis"><text:span text:style-name="T212">Apparaatselectie</text:span></text:span><text:span text:style-name="T192"> en klik op </text:span><text:span text:style-name="Strong_20_Emphasis"><text:span text:style-name="T211">Klaar</text:span>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4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4">O</text:span><text:span text:style-name="T192">nder </text:span><text:span text:style-name="T198">SYSTEEM</text:span><text:span text:style-name="T192"> </text:span><text:span text:style-name="T194">klik </text:span><text:span text:style-name="T192">op </text:span><text:span text:style-name="T198">Netwerk &amp; hostnaam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1">V</text:span><text:span text:style-name="T189">ul </text:span><text:span text:style-name="T190">in </text:span><text:span text:style-name="Strong_20_Emphasis"><text:span text:style-name="T193">Hostnaam</text:span></text:span><text:span text:style-name="T11"> &lt;computernaam&gt;</text:span><text:span text:style-name="T197"> </text:span><text:span text:style-name="T193">en klik op </text:span><text:span text:style-name="Strong_20_Emphasis"><text:span text:style-name="T199">Toepassen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K</text:span><text:span text:style-name="T192">lik op </text:span><text:span text:style-name="T198">Klaar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4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4">O</text:span><text:span text:style-name="T192">nder</text:span><text:span text:style-name="T188"> </text:span><text:span text:style-name="Strong_20_Emphasis"><text:span text:style-name="T192">GEBRUIKERSINSTELLINGEN</text:span></text:span><text:span text:style-name="T192"> </text:span><text:span text:style-name="T194">klik </text:span><text:span text:style-name="T192">op </text:span><text:span text:style-name="T198">Gebruiker aanmaken</text:span><text:span text:style-name="T1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4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4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6">Klik op </text:span><text:span text:style-name="Strong_20_Emphasis"><text:span text:style-name="T201">Begin installati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4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6">Klik op </text:span><text:span text:style-name="Strong_20_Emphasis"><text:span text:style-name="T202">I</text:span></text:span><text:span text:style-name="Strong_20_Emphasis"><text:span text:style-name="T201">nstallatie </text:span></text:span><text:span text:style-name="Strong_20_Emphasis"><text:span text:style-name="T202">voltooien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4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6">Hers</text:span><text:span text:style-name="T265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9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79"><draw:control text:anchor-type="as-char" draw:z-index="2" draw:name="Vorm24" draw:style-name="gr1" draw:text-style-name="P7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3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4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4" svg:width="0.35cm" svg:height="0.35cm" draw:control="control16"/></text:span></text:p>
          </table:table-cell>
          <table:table-cell table:style-name="_33_._5f_Installatie_5f_afronden.C5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7">Druk op de Super (Windows/command/vergrootglas) toets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79"><draw:control text:anchor-type="as-char" draw:z-index="18" draw:name="Vorm 7" draw:style-name="gr1" draw:text-style-name="P74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9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9"><text:span text:style-name="Strong_20_Emphasis"><text:span text:style-name="T4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3" draw:name="Vorm40_0" draw:style-name="gr1" draw:text-style-name="P74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6" draw:name="Vorm40_ 1" draw:style-name="gr1" draw:text-style-name="P74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7"><text:span text:style-name="T130">E</text:span><text:span text:style-name="T132">ventuele extra </text:span><text:span text:style-name="T260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8"><draw:control text:anchor-type="as-char" draw:z-index="8" draw:name="Vorm13_ 1" draw:style-name="gr1" draw:text-style-name="P74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4">Volg de welkomstschermen.</text:span><text:span text:style-name="T247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19" draw:name="Vorm 8" draw:style-name="gr1" draw:text-style-name="P74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20" draw:name="Vorm 9" draw:style-name="gr1" draw:text-style-name="P74" svg:width="0.35cm" svg:height="0.35cm" draw:control="control19"/></text:span></text:span></text:p>
          </table:table-cell>
          <table:table-cell table:style-name="Tabel2.D5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9"><text:span text:style-name="Strong_20_Emphasis"><text:span text:style-name="T67"/></text:span></text:p>
      <text:p text:style-name="P23"/>
      <text:p text:style-name="P24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T154"><text:user-field-get text:name="Distro">Rocky Linux</text:user-field-get></text:span><text:span text:style-name="T152"><text:s/></text:span><text:span text:style-name="T153"><text:user-field-get text:name="Version">9.x</text:user-field-get></text:span><text:span text:style-name="T153"><text:s/></text:span><text:span text:style-name="T155">Desktop/</text:span><text:span text:style-name="T156">Workstation</text:span><text:span text:style-name="T48"> </text:span><text:span text:style-name="T150">is voltooid.</text:span></text:p>
      <text:p text:style-name="P3"/>
      <text:list text:style-name="L2">
        <text:list-header>
          <text:p text:style-name="P71"><text:span text:style-name="T249">Geschreven door </text:span><text:a xlink:type="simple" xlink:href="mailto:info@karelzimmer.nl?subject=Checklist%20installatie%20Linux" text:style-name="Internet_20_link" text:visited-style-name="Visited_20_Internet_20_Link"><text:span text:style-name="T250">Karel Zimmer</text:span></text:a><text:span text:style-name="T251">.</text:span></text:p>
          <text:p text:style-name="P72"><text:span text:style-name="T253">Licentie </text:span><text:span text:style-name="T251">C</text:span><text:span text:style-name="T252">C0</text:span><text:span text:style-name="T251"> 1.0 </text:span><text:span text:style-name="T24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4-09T13:48:25.803404096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8:25.684300722</dc:date>
    <meta:keyword>Installatie</meta:keyword>
    <meta:keyword>Checklist</meta:keyword>
    <meta:keyword>Linux</meta:keyword>
    <meta:editing-cycles>7016</meta:editing-cycles>
    <meta:editing-duration>P12DT16H58M2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0" meta:character-count="3468" meta:non-whitespace-character-count="3042"/>
    <meta:user-defined meta:name="Info 1"/>
    <meta:user-defined meta:name="Info 2"/>
    <meta:user-defined meta:name="Info 3"/>
    <meta:user-defined meta:name="Info 4"/>
  </office:meta>
</office:document-meta>
</file>